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/>
          <table:table-cell table:number-columns-repeated="16381"/>
        </table:table-row>
        <table:table-row table:style-name="ro2" table:number-rows-repeated="10476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0:21:45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5T11:40:11.930000000</dc:date>
    <meta:editing-duration>P10DT3H7M39S</meta:editing-duration>
    <meta:editing-cycles>2853</meta:editing-cycles>
    <meta:generator>LibreOffice/24.8.5.2$Windows_X86_64 LibreOffice_project/fddf2685c70b461e7832239a0162a77216259f22</meta:generator>
    <meta:document-statistic meta:table-count="1" meta:cell-count="2878" meta:object-count="0"/>
  </office:meta>
</office:document-meta>
</file>